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ImageLoader.getTarge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ImageLoader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siteImageLoader.loadImage( ImageInfo info , Map hints , ImageSessionContext sess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ositeImageLoader.CompositeImageLoader( ImageLoader [ ] load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